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0695c7" officeooo:paragraph-rsid="000695c7" style:font-weight-asian="normal" style:font-weight-complex="normal"/>
    </style:style>
    <style:style style:name="P3" style:family="paragraph" style:parent-style-name="Standard">
      <style:text-properties fo:font-weight="normal" officeooo:rsid="0007b4f9" officeooo:paragraph-rsid="0007b4f9" style:font-weight-asian="normal" style:font-weight-complex="normal"/>
    </style:style>
    <style:style style:name="P4" style:family="paragraph" style:parent-style-name="Standard">
      <style:text-properties fo:font-style="italic" fo:font-weight="normal" officeooo:rsid="0002e720" officeooo:paragraph-rsid="0002e720" style:font-style-asian="italic" style:font-weight-asian="normal" style:font-style-complex="italic" style:font-weight-complex="normal"/>
    </style:style>
    <style:style style:name="P5" style:family="paragraph" style:parent-style-name="Standard">
      <style:text-properties style:font-name="Liberation Serif" fo:font-weight="normal" officeooo:paragraph-rsid="0004bfe9" style:font-weight-asian="normal" style:font-weight-complex="normal"/>
    </style:style>
    <style:style style:name="P6" style:family="paragraph" style:parent-style-name="Standard">
      <style:text-properties style:font-name="Liberation Serif" fo:font-weight="normal" officeooo:paragraph-rsid="000e1b21" style:font-weight-asian="normal" style:font-weight-complex="normal"/>
    </style:style>
    <style:style style:name="P7" style:family="paragraph" style:parent-style-name="Standard">
      <style:text-properties style:font-name="Liberation Serif" fo:font-weight="normal" officeooo:rsid="000e1b21" officeooo:paragraph-rsid="000e1b21" style:font-weight-asian="normal" style:font-weight-complex="normal"/>
    </style:style>
    <style:style style:name="P8" style:family="paragraph" style:parent-style-name="Standard">
      <style:text-properties style:font-name="Liberation Serif" fo:font-weight="normal" officeooo:rsid="001745e6" officeooo:paragraph-rsid="001745e6" style:font-weight-asian="normal" style:font-weight-complex="normal"/>
    </style:style>
    <style:style style:name="P9" style:family="paragraph" style:parent-style-name="Standard">
      <style:text-properties style:font-name="Liberation Serif" fo:font-weight="normal" officeooo:rsid="001c1dfa" officeooo:paragraph-rsid="001c1dfa" style:font-weight-asian="normal" style:font-weight-complex="normal"/>
    </style:style>
    <style:style style:name="P10" style:family="paragraph" style:parent-style-name="Standard">
      <style:text-properties style:font-name="Liberation Serif" fo:font-style="normal" style:text-underline-style="none" fo:font-weight="bold" officeooo:paragraph-rsid="00052723" style:font-style-asian="normal" style:font-weight-asian="bold" style:font-style-complex="normal" style:font-weight-complex="bold"/>
    </style:style>
    <style:style style:name="P11" style:family="paragraph" style:parent-style-name="Standard">
      <style:text-properties style:font-name="Liberation Serif" fo:font-style="italic" officeooo:paragraph-rsid="0004bfe9" style:font-style-asian="italic" style:font-style-complex="italic"/>
    </style:style>
    <style:style style:name="P12" style:family="paragraph" style:parent-style-name="Standard">
      <style:text-properties style:font-name="Liberation Serif" officeooo:paragraph-rsid="0004bfe9"/>
    </style:style>
    <style:style style:name="P13" style:family="paragraph" style:parent-style-name="Standard">
      <style:text-properties style:font-name="Liberation Serif" officeooo:paragraph-rsid="00052723"/>
    </style:style>
    <style:style style:name="P14"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6" style:family="paragraph" style:parent-style-name="Standard">
      <style:text-properties officeooo:paragraph-rsid="0004bfe9"/>
    </style:style>
    <style:style style:name="P17"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18" style:family="paragraph" style:parent-style-name="Standard">
      <style:text-properties officeooo:paragraph-rsid="001c1dfa"/>
    </style:style>
    <style:style style:name="P19" style:family="paragraph" style:parent-style-name="Standard">
      <style:text-properties officeooo:paragraph-rsid="0023f229"/>
    </style:style>
    <style:style style:name="P20" style:family="paragraph" style:parent-style-name="Standard">
      <style:text-properties style:font-name="Liberation Serif" fo:font-style="italic" officeooo:paragraph-rsid="002d2bf7" style:font-style-asian="italic" style:font-style-complex="italic"/>
    </style:style>
    <style:style style:name="P21"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2" style:family="paragraph" style:parent-style-name="Standard">
      <style:text-properties fo:color="#000000" style:font-name="Liberation Serif" fo:font-style="normal" fo:font-weight="normal" officeooo:rsid="0025aa94" officeooo:paragraph-rsid="002b6de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3" style:family="paragraph" style:parent-style-name="Standard">
      <style:text-properties fo:color="#000000" style:font-name="Liberation Serif" fo:font-style="normal" fo:font-weight="normal" officeooo:rsid="0025aa94" officeooo:paragraph-rsid="002d2bf7"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4" style:family="paragraph" style:parent-style-name="Standard">
      <style:text-properties fo:color="#000000" style:font-name="Liberation Serif" fo:font-style="normal" fo:font-weight="normal" officeooo:rsid="002e26b4" officeooo:paragraph-rsid="002e26b4"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145fde6" fo:background-color="transparent" loext:char-shading-value="0" style:font-style-asian="normal" style:font-style-complex="normal"/>
    </style:style>
    <style:style style:name="T9" style:family="text">
      <style:text-properties fo:color="#000000" fo:font-style="normal" officeooo:rsid="04175f29" fo:background-color="#ffff99" loext:char-shading-value="0" style:font-style-asian="normal" style:font-style-complex="normal"/>
    </style:style>
    <style:style style:name="T10"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1"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6" style:family="text">
      <style:text-properties fo:color="#000000" style:font-name="Liberation Serif" officeooo:rsid="002ec99f" style:letter-kerning="true" style:language-asian="zh" style:country-asian="CN" style:font-name-complex="FreeSerif" style:language-complex="ar" style:country-complex="SA"/>
    </style:style>
    <style:style style:name="T27" style:family="text">
      <style:text-properties fo:color="#000000" style:font-name="Liberation Serif" officeooo:rsid="036472f2" style:letter-kerning="true" style:language-asian="zh" style:country-asian="CN" style:font-name-complex="FreeSerif" style:language-complex="ar" style:country-complex="SA"/>
    </style:style>
    <style:style style:name="T28" style:family="text">
      <style:text-properties fo:color="#000000" style:font-name="Liberation Serif" officeooo:rsid="036601c1" style:letter-kerning="true" style:language-asian="zh" style:country-asian="CN" style:font-name-complex="FreeSerif" style:language-complex="ar" style:country-complex="SA"/>
    </style:style>
    <style:style style:name="T29" style:family="text">
      <style:text-properties fo:color="#000000" style:font-name="Liberation Serif" officeooo:rsid="003d4d3a" style:letter-kerning="true" style:language-asian="zh" style:country-asian="CN" style:font-name-complex="FreeSerif" style:language-complex="ar" style:country-complex="SA"/>
    </style:style>
    <style:style style:name="T30" style:family="text">
      <style:text-properties fo:color="#000000" style:font-name="Liberation Serif" officeooo:rsid="00373bf3" style:letter-kerning="true" style:language-asian="zh" style:country-asian="CN" style:font-name-complex="FreeSerif" style:language-complex="ar" style:country-complex="SA"/>
    </style:style>
    <style:style style:name="T31" style:family="text">
      <style:text-properties fo:color="#000000" style:font-name="Liberation Serif" officeooo:rsid="0030c76c" style:letter-kerning="true" style:language-asian="zh" style:country-asian="CN" style:font-name-complex="FreeSerif" style:language-complex="ar" style:country-complex="SA"/>
    </style:style>
    <style:style style:name="T32" style:family="text">
      <style:text-properties fo:color="#000000" style:font-name="Liberation Serif" officeooo:rsid="0119d0c3" style:letter-kerning="true" style:language-asian="zh" style:country-asian="CN" style:font-name-complex="FreeSerif" style:language-complex="ar" style:country-complex="SA"/>
    </style:style>
    <style:style style:name="T33"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4"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5"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7"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38"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3" style:family="text">
      <style:text-properties fo:color="#000000" style:font-name="Liberation Serif" fo:font-size="12pt" fo:font-weight="normal" officeooo:rsid="001a838d" style:letter-kerning="true" style:font-size-asian="12pt" style:language-asian="zh" style:country-asian="CN" style:font-weight-asian="normal" style:font-name-complex="FreeSerif" style:font-size-complex="12pt" style:language-complex="ar" style:country-complex="SA" style:font-weight-complex="normal"/>
    </style:style>
    <style:style style:name="T44"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5"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46"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47"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48" style:family="text">
      <style:text-properties fo:color="#000000" style:font-name="Liberation Serif" fo:font-size="12pt" fo:font-weight="normal" officeooo:rsid="001a838d" style:letter-kerning="true" fo:background-color="#999999" loext:char-shading-value="0"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50"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51"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52"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53"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54"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55"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56"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57"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58"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59"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60"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61"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2d2bf7"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1a838d" style:letter-kerning="true" fo:background-color="#999999" loext:char-shading-value="0" style:language-asian="zh" style:country-asian="CN" style:font-weight-asian="normal" style:font-name-complex="FreeSerif" style:language-complex="ar" style:country-complex="SA" style:font-weight-complex="normal"/>
    </style:style>
    <style:style style:name="T67" style:family="text">
      <style:text-properties fo:color="#000000" style:letter-kerning="true" style:language-asian="zh" style:country-asian="CN" style:font-name-complex="FreeSerif" style:language-complex="ar" style:country-complex="SA"/>
    </style:style>
    <style:style style:name="T68" style:family="text">
      <style:text-properties fo:color="#000000" officeooo:rsid="0030c76c" style:letter-kerning="true" style:language-asian="zh" style:country-asian="CN" style:font-name-complex="FreeSerif" style:language-complex="ar" style:country-complex="SA"/>
    </style:style>
    <style:style style:name="T69" style:family="text">
      <style:text-properties fo:color="#000000" officeooo:rsid="012e0cb8" style:letter-kerning="true" style:language-asian="zh" style:country-asian="CN" style:font-name-complex="FreeSerif" style:language-complex="ar" style:country-complex="SA"/>
    </style:style>
    <style:style style:name="T70" style:family="text">
      <style:text-properties fo:color="#000000" officeooo:rsid="011a669e" style:letter-kerning="true" style:language-asian="zh" style:country-asian="CN" style:font-name-complex="FreeSerif" style:language-complex="ar" style:country-complex="SA"/>
    </style:style>
    <style:style style:name="T71" style:family="text">
      <style:text-properties fo:color="#000000" officeooo:rsid="036601c1" style:letter-kerning="true" style:language-asian="zh" style:country-asian="CN" style:font-name-complex="FreeSerif" style:language-complex="ar" style:country-complex="SA"/>
    </style:style>
    <style:style style:name="T72" style:family="text">
      <style:text-properties fo:color="#000000" officeooo:rsid="012e75ae" style:letter-kerning="true" style:language-asian="zh" style:country-asian="CN" style:font-name-complex="FreeSerif" style:language-complex="ar" style:country-complex="SA"/>
    </style:style>
    <style:style style:name="T73" style:family="text">
      <style:text-properties fo:color="#000000" officeooo:rsid="004648a2" style:letter-kerning="true" style:language-asian="zh" style:country-asian="CN" style:font-name-complex="FreeSerif" style:language-complex="ar" style:country-complex="SA"/>
    </style:style>
    <style:style style:name="T74" style:family="text">
      <style:text-properties fo:color="#000000" officeooo:rsid="03668782" style:letter-kerning="true" style:language-asian="zh" style:country-asian="CN" style:font-name-complex="FreeSerif" style:language-complex="ar" style:country-complex="SA"/>
    </style:style>
    <style:style style:name="T75" style:family="text">
      <style:text-properties fo:color="#000000" officeooo:rsid="0037023a" style:letter-kerning="true" style:language-asian="zh" style:country-asian="CN" style:font-name-complex="FreeSerif" style:language-complex="ar" style:country-complex="SA"/>
    </style:style>
    <style:style style:name="T76" style:family="text">
      <style:text-properties fo:color="#000000" officeooo:rsid="0418aad0" style:letter-kerning="true" style:language-asian="zh" style:country-asian="CN" style:font-name-complex="FreeSerif" style:language-complex="ar" style:country-complex="SA"/>
    </style:style>
    <style:style style:name="T77" style:family="text">
      <style:text-properties fo:color="#000000" officeooo:rsid="041a2292" style:letter-kerning="true" style:language-asian="zh" style:country-asian="CN" style:font-name-complex="FreeSerif" style:language-complex="ar" style:country-complex="SA"/>
    </style:style>
    <style:style style:name="T78" style:family="text">
      <style:text-properties fo:color="#000000" officeooo:rsid="00435ff5" style:letter-kerning="true" style:language-asian="zh" style:country-asian="CN" style:font-name-complex="FreeSerif" style:language-complex="ar" style:country-complex="SA"/>
    </style:style>
    <style:style style:name="T79" style:family="text">
      <style:text-properties fo:color="#000000" officeooo:rsid="00465283" style:letter-kerning="true" style:language-asian="zh" style:country-asian="CN" style:font-name-complex="FreeSerif" style:language-complex="ar" style:country-complex="SA"/>
    </style:style>
    <style:style style:name="T80" style:family="text">
      <style:text-properties fo:color="#000000" officeooo:rsid="011ff49b" style:letter-kerning="true" style:language-asian="zh" style:country-asian="CN" style:font-name-complex="FreeSerif" style:language-complex="ar" style:country-complex="SA"/>
    </style:style>
    <style:style style:name="T81" style:family="text">
      <style:text-properties fo:color="#000000" officeooo:rsid="0046e9c4" style:letter-kerning="true" style:language-asian="zh" style:country-asian="CN" style:font-name-complex="FreeSerif" style:language-complex="ar" style:country-complex="SA"/>
    </style:style>
    <style:style style:name="T82"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83"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84" style:family="text">
      <style:text-properties fo:color="#000000"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85"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86"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87"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88"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89"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90"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91" style:family="text">
      <style:text-properties fo:color="#000000" fo:language="en" fo:country="US" officeooo:rsid="004cabd2" style:letter-kerning="true" style:language-asian="zh" style:country-asian="CN" style:font-name-complex="FreeSerif" style:language-complex="ar" style:country-complex="SA"/>
    </style:style>
    <style:style style:name="T92" style:family="text">
      <style:text-properties fo:color="#000000" fo:language="en" fo:country="US" officeooo:rsid="004e2848" style:letter-kerning="true" style:language-asian="zh" style:country-asian="CN" style:font-name-complex="FreeSerif" style:language-complex="ar" style:country-complex="SA"/>
    </style:style>
    <style:style style:name="T93" style:family="text">
      <style:text-properties fo:color="#000000" fo:language="en" fo:country="US" officeooo:rsid="0047656e" style:letter-kerning="true" style:language-asian="zh" style:country-asian="CN" style:font-name-complex="FreeSerif" style:language-complex="ar" style:country-complex="SA"/>
    </style:style>
    <style:style style:name="T94" style:family="text">
      <style:text-properties fo:color="#000000" fo:language="en" fo:country="US" officeooo:rsid="0046e9c4" style:letter-kerning="true" style:language-asian="zh" style:country-asian="CN" style:font-name-complex="FreeSerif" style:language-complex="ar" style:country-complex="SA"/>
    </style:style>
    <style:style style:name="T95" style:family="text">
      <style:text-properties fo:color="#000000" fo:language="en" fo:country="US" officeooo:rsid="03668782" style:letter-kerning="true" style:language-asian="zh" style:country-asian="CN" style:font-name-complex="FreeSerif" style:language-complex="ar" style:country-complex="SA"/>
    </style:style>
    <style:style style:name="T96" style:family="text">
      <style:text-properties fo:color="#000000" fo:language="en" fo:country="US" officeooo:rsid="013ebebd" style:letter-kerning="true" style:language-asian="zh" style:country-asian="CN" style:font-name-complex="FreeSerif" style:language-complex="ar" style:country-complex="SA"/>
    </style:style>
    <style:style style:name="T97" style:family="text">
      <style:text-properties fo:color="#000000" fo:language="en" fo:country="US" officeooo:rsid="00465283" style:letter-kerning="true" style:language-asian="zh" style:country-asian="CN" style:font-name-complex="FreeSerif" style:language-complex="ar" style:country-complex="SA"/>
    </style:style>
    <style:style style:name="T98" style:family="text">
      <style:text-properties fo:color="#000000" fo:language="en" fo:country="US" officeooo:rsid="0047afbe" style:letter-kerning="true" style:language-asian="zh" style:country-asian="CN" style:font-name-complex="FreeSerif" style:language-complex="ar" style:country-complex="SA"/>
    </style:style>
    <style:style style:name="T99" style:family="text">
      <style:text-properties fo:color="#000000" fo:language="en" fo:country="US" officeooo:rsid="0121a4c1" style:letter-kerning="true" style:language-asian="zh" style:country-asian="CN" style:font-name-complex="FreeSerif" style:language-complex="ar" style:country-complex="SA"/>
    </style:style>
    <style:style style:name="T100" style:family="text">
      <style:text-properties fo:color="#000000" fo:language="en" fo:country="US" officeooo:rsid="00496b34" style:letter-kerning="true" style:language-asian="zh" style:country-asian="CN" style:font-name-complex="FreeSerif" style:language-complex="ar" style:country-complex="SA"/>
    </style:style>
    <style:style style:name="T101" style:family="text">
      <style:text-properties fo:color="#000000" fo:language="en" fo:country="US" officeooo:rsid="013ef9de" style:letter-kerning="true" style:language-asian="zh" style:country-asian="CN" style:font-name-complex="FreeSerif" style:language-complex="ar" style:country-complex="SA"/>
    </style:style>
    <style:style style:name="T102" style:family="text">
      <style:text-properties fo:color="#000000" fo:language="en" fo:country="US" officeooo:rsid="013f1d0c" style:letter-kerning="true" style:language-asian="zh" style:country-asian="CN" style:font-name-complex="FreeSerif" style:language-complex="ar" style:country-complex="SA"/>
    </style:style>
    <style:style style:name="T103" style:family="text">
      <style:text-properties fo:color="#000000" fo:language="en" fo:country="US" officeooo:rsid="0367172f" style:letter-kerning="true" style:language-asian="zh" style:country-asian="CN" style:font-name-complex="FreeSerif" style:language-complex="ar" style:country-complex="SA"/>
    </style:style>
    <style:style style:name="T104" style:family="text">
      <style:text-properties fo:color="#000000" fo:language="en" fo:country="US" officeooo:rsid="0366aa5f" style:letter-kerning="true" style:language-asian="zh" style:country-asian="CN" style:font-name-complex="FreeSerif" style:language-complex="ar" style:country-complex="SA"/>
    </style:style>
    <style:style style:name="T105"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06"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07"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08"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09" style:family="text">
      <style:text-properties fo:color="#000000" style:text-position="sub 58%"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110"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11"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12" style:family="text">
      <style:text-properties officeooo:rsid="002ec99f"/>
    </style:style>
    <style:style style:name="T113" style:family="text">
      <style:text-properties officeooo:rsid="0030c76c"/>
    </style:style>
    <style:style style:name="T114" style:family="text">
      <style:text-properties officeooo:rsid="003b9b10"/>
    </style:style>
    <style:style style:name="T115" style:family="text">
      <style:text-properties officeooo:rsid="00435ff5"/>
    </style:style>
    <style:style style:name="T116" style:family="text">
      <style:text-properties officeooo:rsid="00355161"/>
    </style:style>
    <style:style style:name="T117" style:family="text">
      <style:text-properties officeooo:rsid="01381c3d"/>
    </style:style>
    <style:style style:name="T118" style:family="text">
      <style:text-properties officeooo:rsid="011ca8f4"/>
    </style:style>
    <style:style style:name="T119" style:family="text">
      <style:text-properties officeooo:rsid="01387819"/>
    </style:style>
    <style:style style:name="T120" style:family="text">
      <style:text-properties fo:font-style="italic"/>
    </style:style>
    <style:style style:name="T121" style:family="text">
      <style:text-properties fo:font-style="italic" style:font-style-asian="italic" style:font-style-complex="italic"/>
    </style:style>
    <style:style style:name="T122" style:family="text">
      <style:text-properties fo:font-style="italic" officeooo:rsid="01387819" style:font-style-asian="italic" style:font-style-complex="italic"/>
    </style:style>
    <style:style style:name="T123" style:family="text">
      <style:text-properties fo:font-style="italic" officeooo:rsid="003b9b10" style:font-style-asian="italic" style:font-style-complex="italic"/>
    </style:style>
    <style:style style:name="T124" style:family="text">
      <style:text-properties fo:font-style="italic" officeooo:rsid="01465100" style:font-style-asian="italic" style:font-style-complex="italic"/>
    </style:style>
    <style:style style:name="T125" style:family="text">
      <style:text-properties officeooo:rsid="0366216d"/>
    </style:style>
    <style:style style:name="T126" style:family="text">
      <style:text-properties officeooo:rsid="013cddf5"/>
    </style:style>
    <style:style style:name="T127" style:family="text">
      <style:text-properties officeooo:rsid="003a438a"/>
    </style:style>
    <style:style style:name="T128" style:family="text">
      <style:text-properties officeooo:rsid="013a4e0d"/>
    </style:style>
    <style:style style:name="T129" style:family="text">
      <style:text-properties officeooo:rsid="00373bf3"/>
    </style:style>
    <style:style style:name="T130" style:family="text">
      <style:text-properties officeooo:rsid="00391711"/>
    </style:style>
    <style:style style:name="T131" style:family="text">
      <style:text-properties officeooo:rsid="00391711" fo:background-color="transparent" loext:char-shading-value="0"/>
    </style:style>
    <style:style style:name="T132" style:family="text">
      <style:text-properties officeooo:rsid="011f342a" fo:background-color="transparent" loext:char-shading-value="0"/>
    </style:style>
    <style:style style:name="T133" style:family="text">
      <style:text-properties style:text-position="sub 58%" officeooo:rsid="00391711" fo:background-color="transparent" loext:char-shading-value="0"/>
    </style:style>
    <style:style style:name="T134" style:family="text">
      <style:text-properties style:text-position="sub 58%" style:font-name="Liberation Serif" fo:font-weight="normal" officeooo:rsid="000a1d62" style:font-weight-asian="normal" style:font-weight-complex="normal"/>
    </style:style>
    <style:style style:name="T135" style:family="text">
      <style:text-properties officeooo:rsid="03668782"/>
    </style:style>
    <style:style style:name="T136" style:family="text">
      <style:text-properties officeooo:rsid="011e3975"/>
    </style:style>
    <style:style style:name="T137" style:family="text">
      <style:text-properties fo:font-style="normal" style:font-style-asian="normal" style:font-style-complex="normal"/>
    </style:style>
    <style:style style:name="T138" style:family="text">
      <style:text-properties fo:font-style="normal" officeooo:rsid="003b9b10" style:font-style-asian="normal" style:font-style-complex="normal"/>
    </style:style>
    <style:style style:name="T139" style:family="text">
      <style:text-properties fo:font-style="normal" officeooo:rsid="01465100" style:font-style-asian="normal" style:font-style-complex="normal"/>
    </style:style>
    <style:style style:name="T140" style:family="text">
      <style:text-properties officeooo:rsid="041a2292"/>
    </style:style>
    <style:style style:name="T141" style:family="text">
      <style:text-properties officeooo:rsid="041b3704"/>
    </style:style>
    <style:style style:name="T142" style:family="text">
      <style:text-properties officeooo:rsid="013ebebd"/>
    </style:style>
    <style:style style:name="T143" style:family="text">
      <style:text-properties officeooo:rsid="011f79bf"/>
    </style:style>
    <style:style style:name="T144" style:family="text">
      <style:text-properties officeooo:rsid="0046e9c4"/>
    </style:style>
    <style:style style:name="T145" style:family="text">
      <style:text-properties officeooo:rsid="0047656e"/>
    </style:style>
    <style:style style:name="T146" style:family="text">
      <style:text-properties officeooo:rsid="00465283"/>
    </style:style>
    <style:style style:name="T147" style:family="text">
      <style:text-properties officeooo:rsid="0431bb28"/>
    </style:style>
    <style:style style:name="T148" style:family="text">
      <style:text-properties fo:language="en" fo:country="US" fo:font-style="normal" officeooo:rsid="040d6e6c" fo:background-color="#ffffff" loext:char-shading-value="0" style:font-style-asian="normal" style:font-style-complex="normal"/>
    </style:style>
    <style:style style:name="T149" style:family="text">
      <style:text-properties fo:language="en" fo:country="US" fo:font-style="normal" officeooo:rsid="0431bb28" fo:background-color="#ffffff" loext:char-shading-value="0" style:font-style-asian="normal" style:font-style-complex="normal"/>
    </style:style>
    <style:style style:name="T150" style:family="text">
      <style:text-properties officeooo:rsid="011c4495"/>
    </style:style>
    <style:style style:name="T151" style:family="text">
      <style:text-properties officeooo:rsid="01465100"/>
    </style:style>
    <style:style style:name="T152" style:family="text">
      <style:text-properties officeooo:rsid="004648a2"/>
    </style:style>
    <style:style style:name="T153" style:family="text">
      <style:text-properties officeooo:rsid="0429116e"/>
    </style:style>
    <style:style style:name="T154" style:family="text">
      <style:text-properties officeooo:rsid="0032df48"/>
    </style:style>
    <style:style style:name="T155" style:family="text">
      <style:text-properties officeooo:rsid="0004bfe9"/>
    </style:style>
    <style:style style:name="T156" style:family="text">
      <style:text-properties style:text-position="super 58%" style:font-name="Liberation Serif" fo:font-weight="normal" officeooo:rsid="000a1d62" style:font-weight-asian="normal" style:font-weight-complex="normal"/>
    </style:style>
    <style:style style:name="T157" style:family="text">
      <style:text-properties officeooo:rsid="000e1b21"/>
    </style:style>
    <style:style style:name="T158" style:family="text">
      <style:text-properties style:font-name="Liberation Serif" fo:font-weight="normal" officeooo:rsid="001c1dfa" style:font-weight-asian="normal" style:font-weight-complex="normal"/>
    </style:style>
    <style:style style:name="T159" style:family="text">
      <style:text-properties style:font-name="Liberation Serif" fo:font-weight="normal" officeooo:rsid="000951d7" style:font-weight-asian="normal" style:font-weight-complex="normal"/>
    </style:style>
    <style:style style:name="T160" style:family="text">
      <style:text-properties style:font-name="Liberation Serif" fo:font-weight="normal" officeooo:rsid="000a1d62" style:font-weight-asian="normal" style:font-weight-complex="normal"/>
    </style:style>
    <style:style style:name="T161" style:family="text">
      <style:text-properties style:font-name="Liberation Serif" fo:font-weight="normal" officeooo:rsid="0022ce26" style:font-weight-asian="normal" style:font-weight-complex="normal"/>
    </style:style>
    <style:style style:name="T162" style:family="text">
      <style:text-properties style:font-name="Liberation Serif" fo:font-weight="normal" officeooo:rsid="002d2bf7" style:font-weight-asian="normal" style:font-weight-complex="normal"/>
    </style:style>
    <style:style style:name="T163" style:family="text">
      <style:text-properties style:font-name="Liberation Serif" fo:font-weight="normal" officeooo:rsid="002e19b2" style:font-weight-asian="normal" style:font-weight-complex="normal"/>
    </style:style>
    <style:style style:name="T164" style:family="text">
      <style:text-properties officeooo:rsid="00270925"/>
    </style:style>
    <style:style style:name="T165" style:family="text">
      <style:text-properties officeooo:rsid="00270925" fo:background-color="#cccccc" loext:char-shading-value="0"/>
    </style:style>
    <style:style style:name="T166" style:family="text">
      <style:text-properties fo:font-size="12pt" officeooo:rsid="0030c76c" style:font-size-asian="12pt" style:font-name-complex="Times New Roman" style:font-size-complex="12pt"/>
    </style:style>
    <style:style style:name="T167" style:family="text">
      <style:text-properties officeooo:rsid="012e0cb8"/>
    </style:style>
    <style:style style:name="T168" style:family="text">
      <style:text-properties officeooo:rsid="002f35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rophorus Marginatus</text:p>
      <text:p text:style-name="P1"/>
      <text:p text:style-name="P1">N-(1-naphtyl)ethylenediamine (NED)</text:p>
      <text:p text:style-name="P1">-post break<text:line-break/>   -try a test assay with 5ul hemolymph, 25ul sulfanilamide solution, and 25ul NED and see if the reading is any different from the 100ul method.<text:line-break/>      -per eppendorf tube, would have 50 sulfanilamide for 10ul hemolymph (previously 100ul sulf with 10ul hemo, split into 50/50 for each well w/50ul NED)</text:p>
      <text:p text:style-name="P3">540nm wavelength filter</text:p>
      <text:p text:style-name="P1"/>
      <text:p text:style-name="P2"><text:a xlink:type="simple" xlink:href="http://www.sciencedirect.com/science/article/pii/S0009898198000606" text:style-name="Internet_20_link" text:visited-style-name="Visited_20_Internet_20_Link">http://www.sciencedirect.com/science/article/pii/S0009898198000606</text:a></text:p>
      <text:p text:style-name="P2">https://en.wikipedia.org/wiki/N-(1-Naphthyl)ethylenediamine</text:p>
      <text:p text:style-name="P1"/>
      <text:p text:style-name="P10">Materials <text:span text:style-name="T112">and </text:span>Methods</text:p>
      <text:p text:style-name="P13"/>
      <text:p text:style-name="P21">Experimental Beetles</text:p>
      <text:p text:style-name="P22">The <text:span text:style-name="T121">Nicrophorus marginatus</text:span> beetles used in this experiment were bred from wild-caught individuals in Buffalo County, Nebraska, USA. <text:s text:c="2"/><text:span text:style-name="T165">How was the initial colony set up?</text:span><text:span text:style-name="T164"> <text:s/>At the time of this study, the beetles had been maintained in an insectary at the University of Nebraska Omaha for </text:span><text:span text:style-name="T165">three</text:span><text:span text:style-name="T164"> generations. <text:s/>Adults were identified to sex after eclosion and hardening of the exoskeleton had occurred, then placed in individual plastic containers (15 cm x 10 cm x 5 cm) that were filled with moist peat to a height of 2 cm. <text:s/>The containers were held in the insectary at 22.0 ± 0.2 °C with 15 hours of light and 9 hours of dark per day. <text:s/>Beetles were allowed to reach sexual maturity during a period of one month, and were fed, twice per week, 1/4 teaspoon of canned cat food (Science Diet </text:span><text:span text:style-name="Default_20_Paragraph_20_Font"><text:span text:style-name="T166">®</text:span></text:span><text:span text:style-name="T113">, Hill's Pet Nutrition Inc, Topeka, KS, USA).</text:span></text:p>
      <text:p text:style-name="P22"/>
      <text:p text:style-name="P20"><text:span text:style-name="T68">G</text:span><text:span text:style-name="T67">eneral Experimental Design</text:span></text:p>
      <text:p text:style-name="P23"/>
      <text:p text:style-name="P24">We looked at: effect of parental effort on immune response; effect of parental effort on adult behavior; effect of parental effort on number of broods raised; effect of parental effort on number of young raised; effect of parental effort on <text:span text:style-name="T168">weight of broods.</text:span></text:p>
      <text:p text:style-name="P24"/>
      <text:p text:style-name="P23"><text:span text:style-name="T167">To determine the effect of sex on immune response, when beetles had reached sexual maturity, their </text:span></text:p>
      <text:p text:style-name="P21"/>
      <text:p text:style-name="P11"><text:span text:style-name="T155">Nitric Oxide</text:span> Assay</text:p>
      <text:p text:style-name="P19"><text:span text:style-name="T159">Nitric oxide production </text:span><text:span text:style-name="T160">was determined by measuring the nitrite ion (NO</text:span><text:span text:style-name="T134">2</text:span><text:span text:style-name="T156">-</text:span><text:span text:style-name="T160">) concentration in hemolymph, which was collected </text:span><text:span text:style-name="T159">from beetles </text:span><text:span text:style-name="T160">that had provided</text:span><text:span text:style-name="T159"> </text:span><text:span text:style-name="T160">different levels of parental care. <text:s/>Nitrite is a primary breakdown product of nitric oxide, and is therefore used as an indicator of that compound. <text:s/>The concentration of hemolymph-based nitrite was measured through the use of a spectrophotometer-based assay that incorporated the Griess reagent (1% sulfanilamide in </text:span><text:span text:style-name="T161">10%</text:span><text:span text:style-name="T160"> hydrochloric acid, and 0.1% N-1-napthylethylenediamine dihydrochloride (NED) in distilled, deionized water). <text:s/></text:span><text:span text:style-name="T162">Each beetle assigned to the assay </text:span><text:span text:style-name="T163">had </text:span><text:span text:style-name="T160">10 </text:span><text:span text:style-name="T49">μl </text:span><text:span text:style-name="T50">of</text:span><text:span text:style-name="T51"> </text:span><text:span text:style-name="T50">hemolymp</text:span><text:span text:style-name="T64">h</text:span><text:span text:style-name="T50"> was incubated with </text:span><text:span text:style-name="T52">50</text:span><text:span text:style-name="T50"> μl</text:span><text:span text:style-name="T53"> </text:span><text:span text:style-name="T50">sulfanilamide </text:span><text:span text:style-name="T52">in a 150ml Eppendorf </text:span><text:span text:style-name="T53">tube at room temperature </text:span><text:span text:style-name="T62">and protected from light</text:span><text:span text:style-name="T53"> </text:span><text:span text:style-name="T52">for </text:span><text:span text:style-name="T63">10</text:span><text:span text:style-name="T52"> minute</text:span><text:span text:style-name="T54">s</text:span><text:span text:style-name="T52"> to allow any precipitate to form. <text:s/>Samples were then centrifuged </text:span><text:span text:style-name="T55">at 5000g</text:span><text:span text:style-name="T54"> </text:span><text:span text:style-name="T52">for </text:span><text:span text:style-name="T55">15</text:span><text:span text:style-name="T52"> minute</text:span><text:span text:style-name="T55">s, </text:span><text:span text:style-name="T63">followed by</text:span><text:span text:style-name="T55"> being immediately placed on ice </text:span><text:span text:style-name="T62">and kept in the dark</text:span><text:span text:style-name="T55">. <text:s/>Once all samples had been collected and prepared, 30</text:span><text:span text:style-name="T53"> </text:span><text:span text:style-name="T49">μl </text:span><text:span text:style-name="T53">of </text:span><text:span text:style-name="T55">each</text:span><text:span text:style-name="T53"> supernatant was drawn out with a micropipette and placed into </text:span><text:span text:style-name="T63">one well of </text:span><text:span text:style-name="T53">a 96-well plate. <text:s/></text:span><text:span text:style-name="T63">When</text:span><text:span text:style-name="T55"> all samples had been loaded into wells, </text:span><text:span text:style-name="T50">25 μl of NED solution was added to </text:span><text:span text:style-name="T51">each </text:span><text:span text:style-name="T53">well</text:span><text:span text:style-name="T51"> and allowed to incubate for </text:span><text:span text:style-name="T53">ten</text:span><text:span text:style-name="T51"> minutes </text:span><text:span text:style-name="T62">while being protected from light</text:span><text:span text:style-name="T51">. <text:s/></text:span><text:span text:style-name="T59">While samples were undergoing their final incubation, sodium nitrite (NaNO</text:span><text:span text:style-name="T111">2</text:span><text:span text:style-name="T59">) standards were created with concentrations </text:span><text:soft-page-break/><text:span text:style-name="T59">of </text:span><text:span text:style-name="T62">0</text:span><text:span text:style-name="T50">μ</text:span><text:span text:style-name="T60">M, 1</text:span><text:span text:style-name="T50">μ</text:span><text:span text:style-name="T60">M, 5</text:span><text:span text:style-name="T50">μ</text:span><text:span text:style-name="T60">M, 10</text:span><text:span text:style-name="T50">μ</text:span><text:span text:style-name="T60">M, 17.5</text:span><text:span text:style-name="T50">μ</text:span><text:span text:style-name="T60">M, 25</text:span><text:span text:style-name="T50">μ</text:span><text:span text:style-name="T60">M, 50</text:span><text:span text:style-name="T50">μ</text:span><text:span text:style-name="T60">M, 75</text:span><text:span text:style-name="T50">μ</text:span><text:span text:style-name="T60">M, </text:span><text:span text:style-name="T59">and </text:span><text:span text:style-name="T60">100</text:span><text:span text:style-name="T50">μ</text:span><text:span text:style-name="T60">M</text:span><text:span text:style-name="T65">.</text:span><text:span text:style-name="T56"> <text:s/></text:span><text:span text:style-name="T57">Absorbance was measured </text:span><text:span text:style-name="T63">for 30 minutes with five-minute intervals, </text:span><text:span text:style-name="T57">using a </text:span><text:span text:style-name="T58">96-well plate reader (Labsystems Multiskan Ascent 354) </text:span><text:span text:style-name="T63">equipped </text:span><text:span text:style-name="T62">with a </text:span><text:span text:style-name="T53">5</text:span><text:span text:style-name="T61">4</text:span><text:span text:style-name="T53">0nm </text:span><text:span text:style-name="T62">filter</text:span><text:span text:style-name="T58">. <text:s/></text:span><text:span text:style-name="T53">Samples were measured in duplicate </text:span><text:span text:style-name="T66">[in order to assess repeatability – what was repeatability? <text:s/>Need to check this.</text:span><text:span text:style-name="T48">]</text:span><text:span text:style-name="T43"> <text:s/></text:span><text:span text:style-name="T44">When the assay was complete, absorbance values in </text:span><text:span text:style-name="T45">related</text:span><text:span text:style-name="T44"> sample wells were averaged, and the </text:span><text:span text:style-name="T45">mean </text:span><text:span text:style-name="T44">blank value was subtracted from the mean </text:span><text:span text:style-name="T46">sample </text:span><text:span text:style-name="T44">values. <text:s/></text:span><text:span text:style-name="T45">The </text:span><text:span text:style-name="T47">concentration of nitrite in the sample was determined by using the standard curve created from the sodium nitrite standards.</text:span></text:p>
      <text:p text:style-name="P14"/>
      <text:p text:style-name="P15">standards were 1uM, 5uM, 10uM, 17.5uM, 25uM, 50uM, 75uM, 100uM </text:p>
      <text:p text:style-name="P5"/>
      <text:p text:style-name="P9"><text:a xlink:type="simple" xlink:href="https://www.reference.com/science/make-1-n-hci-solution-81ccdb5a769e9b68" text:style-name="Internet_20_link" text:visited-style-name="Visited_20_Internet_20_Link">https://www.reference.com/science/make-1-n-hci-solution-81ccdb5a769e9b68</text:a></text:p>
      <text:p text:style-name="P18"><text:span text:style-name="T158">“</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20">et al</text:span>., 2000). The amount of nitrite in a given sample can be quantified by 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5"/>
      <text:p text:style-name="P8"><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8"><text:a xlink:type="simple" xlink:href="https://www.thermofisher.com/order/catalog/product/G7921" text:style-name="Internet_20_link" text:visited-style-name="Visited_20_Internet_20_Link">https://www.thermofisher.com/order/catalog/product/G7921</text:a></text:p>
      <text:p text:style-name="P8"><text:a xlink:type="simple" xlink:href="http://static.enzolifesciences.com/fileadmin/files/manual/ADI-917-010_insert.pdf" text:style-name="Internet_20_link" text:visited-style-name="Visited_20_Internet_20_Link">http://static.enzolifesciences.com/fileadmin/files/manual/ADI-917-010_insert.pdf</text:a></text:p>
      <text:p text:style-name="P8"><text:a xlink:type="simple" xlink:href="https://resources.rndsystems.com/pdfs/datasheets/kge001.pdf" text:style-name="Internet_20_link" text:visited-style-name="Visited_20_Internet_20_Link">https://resources.rndsystems.com/pdfs/datasheets/kge001.pdf</text:a></text:p>
      <text:p text:style-name="P8">https://www.turnerdesigns.com/t2/doc/appnotes/S-0093.pdf</text:p>
      <text:p text:style-name="P5"/>
      <text:p text:style-name="P6">“<text:span text:style-name="T157">2.7. Nitrite level measurement</text:span></text:p>
      <text:p text:style-name="P7">Nitrite production, an indicator of NO synthesis, was measured in all culture supernatants and plasma using a modified Griess reaction as described by Touil-Boukoffa et al. (1998). In brief, 100 ml of 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5"/>
      <text:p text:style-name="P5">The total amount of protein in each hemolymph sample was measured by combining 40 <text:span text:style-name="T67">μl of </text:span><text:span text:style-name="T73">sample with 960 μl of Bio-Rad protein assay dye in a spectrophotometer cuvette, thoroughly mixing the two with a </text:span><text:span text:style-name="T74">micro</text:span><text:span text:style-name="T73">pipette. <text:s/>This compound was allowed to react for ten minutes, before </text:span><text:span text:style-name="T74">measuring absorbance at 520nm with a spectrophotometer </text:span><text:span text:style-name="T75">(Beckman Coulter DU530, USA)</text:span><text:span text:style-name="T73">. <text:s/>Protein levels were derived using a calibrated standard curve with fixed concentrations of bovine serum albumin (Sigma): 0.216 </text:span><text:span text:style-name="T74">mg/mL</text:span><text:span text:style-name="T73">, 0.432 </text:span><text:span text:style-name="T74">mg/mL</text:span><text:span text:style-name="T73">, 0.648 </text:span><text:span text:style-name="T74">mg/mL </text:span><text:span text:style-name="T73">, and 0.864 </text:span><text:span text:style-name="T74">mg/mL. <text:s/></text:span><text:span text:style-name="T76">This procedure was conducted twice </text:span><text:span text:style-name="T77">for each sample</text:span><text:span text:style-name="T76"> </text:span><text:span text:style-name="T77">in order to assess its repeatability </text:span><text:span text:style-name="T91">(</text:span><text:span text:style-name="T83">F</text:span><text:span text:style-name="T107">1</text:span><text:span text:style-name="T108">, </text:span><text:span text:style-name="T110">126</text:span><text:span text:style-name="T83"> = </text:span><text:span text:style-name="T86">12.67</text:span><text:span text:style-name="T83">, P </text:span><text:span text:style-name="T85">&lt;</text:span><text:span text:style-name="T83"> 0.</text:span><text:span text:style-name="T85">0001, </text:span><text:span text:style-name="T87">R=</text:span><text:span text:style-name="T88">0.</text:span><text:span text:style-name="T90">85</text:span><text:span text:style-name="T89">4</text:span><text:span text:style-name="T92">).</text:span></text:p>
      <text:p text:style-name="P1"/>
      <text:p text:style-name="P17">Experimental Beetles</text:p>
      <text:p text:style-name="P16"><text:span text:style-name="T26">Experimental </text:span><text:span text:style-name="T33">N</text:span><text:span text:style-name="T34">icrophorus</text:span><text:span text:style-name="T33"> orbicollis</text:span><text:span text:style-name="T26"> beetles were reared from a colony that was was initially founded by beetles caught </text:span><text:span text:style-name="T27">at T.L. Davis </text:span><text:span text:style-name="T28">Prairie, Nebraska, USA</text:span><text:span text:style-name="T26">. <text:s/></text:span><text:span text:style-name="T29">The colony was initially started with mite-free </text:span><text:span text:style-name="T35">N. tomentosus</text:span><text:span text:style-name="T36"> acting as surrogate parents </text:span><text:span text:style-name="T37">to </text:span><text:span text:style-name="T34">N. orbicollis</text:span><text:span text:style-name="T37"> larvae</text:span><text:span text:style-name="T36">, so that the </text:span><text:span text:style-name="T38">resulting offspring would not foster these </text:span><text:span text:style-name="T39">commensalist</text:span><text:span text:style-name="T40">s</text:span><text:span text:style-name="T39"> and mutualist</text:span><text:span text:style-name="T40">s (Wilson and Knollenberg,</text:span><text:span text:style-name="T41"> </text:span><text:span text:style-name="T40">1987)</text:span><text:span text:style-name="T38">. <text:s/>At the time of this study, the beetles </text:span><text:span text:style-name="T30">had been </text:span><text:span text:style-name="T26">maintained in an insectary at the University of Nebraska Omaha </text:span><text:span text:style-name="T31">for 15 generations</text:span><text:span text:style-name="T36">. <text:s/></text:span><text:span text:style-name="T26">Adults were </text:span><text:span text:style-name="T32">identified to sex</text:span><text:span text:style-name="T26"> </text:span><text:span text:style-name="T32">after</text:span><text:span text:style-name="T26"> eclosion and placed into </text:span><text:span text:style-name="T32">individual </text:span><text:span text:style-name="T26">plastic containers </text:span><text:soft-page-break/><text:span text:style-name="T26">(15 cm x 10 cm x 5 cm), filled with approximately 2 cm of moist peat. <text:s/></text:span><text:span text:style-name="T31">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42">®</text:span></text:span><text:span text:style-name="T31">, Hill's Pet Nutrition Inc, Topeka, KS, USA).</text:span></text:p>
      <text:p text:style-name="P12"/>
      <text:p text:style-name="P11"><text:span text:style-name="T68">G</text:span><text:span text:style-name="T67">eneral Experimental Design</text:span></text:p>
      <text:p text:style-name="P12"><text:span text:style-name="T69">To determine the effect of sex on immune response, w</text:span><text:span text:style-name="T113">hen beetles had reached sexual maturity, </text:span><text:span text:style-name="T68">their </text:span><text:span text:style-name="T70">body mass, </text:span><text:span text:style-name="T68">elytra length </text:span><text:span text:style-name="T70">and</text:span><text:span text:style-name="T68"> pronotum width were measured. <text:s/></text:span><text:span text:style-name="T71">Afterwards, the beetles </text:span><text:span text:style-name="T68">were randomly assigned to one </text:span><text:span text:style-name="T72">of three treatment groups for seven days. <text:s/>In the first treatment group, individuals were fed 1/8 teaspoon of canned cat food per day. <text:s/>The second treatment group consisted of individuals </text:span><text:span text:style-name="T71">that were </text:span><text:span text:style-name="T72">fed 1/8 teaspoon of canned cat food twice during the seven day period. <text:s/>The third treatment group received no food for the seven day period, but had access to water </text:span><text:span text:style-name="T82">ad libitum</text:span><text:span text:style-name="T11"> via </text:span><text:span text:style-name="T12">water-filled glass vials containing </text:span><text:span text:style-name="T11">small cotton rolls</text:span><text:span text:style-name="T12">. <text:s/></text:span><text:span text:style-name="T13">All beetles were housed in the same location of the insectary, </text:span><text:span text:style-name="T14">and only disturbed when food was added to their container or water replenished.</text:span></text:p>
      <text:p text:style-name="P12"/>
      <text:p text:style-name="P12"><text:span text:style-name="T12">At the </text:span><text:span text:style-name="T15">end of the seven day period</text:span><text:span text:style-name="T12">, beetles were </text:span><text:span text:style-name="T16">weighed </text:span><text:span text:style-name="T14">again </text:span><text:span text:style-name="T16">and subsequently</text:span><text:span text:style-name="T12"> </text:span><text:span text:style-name="T14">had hemolymph drawn for use in </text:span><text:span text:style-name="T17">the</text:span><text:span text:style-name="T12"> phenoloxidase and protein assay, </text:span><text:span text:style-name="T14">or subjected to a</text:span><text:span text:style-name="T12"> </text:span><text:span text:style-name="T16">simulated </text:span><text:span text:style-name="T18">encapsulation</text:span><text:span text:style-name="T16"> </text:span><text:span text:style-name="T12">immune </text:span><text:span text:style-name="T19">challenge</text:span><text:span text:style-name="T12"> </text:span><text:span text:style-name="T16">via the </text:span><text:span text:style-name="T12">insertion of </text:span><text:span text:style-name="T16">a small </text:span><text:span text:style-name="T12">nylon monofilament. <text:s/></text:span><text:span text:style-name="T18">By </text:span><text:span text:style-name="T20">quantifying</text:span><text:span text:style-name="T18"> phenoloxidase and encapsulation response, we examined </text:span><text:span text:style-name="T20">aspects of what are considered humoral and cellular innate immunity, </text:span><text:span text:style-name="T21">although this distinction is somewhat </text:span><text:span text:style-name="T22">arbitrary</text:span><text:span text:style-name="T21"> (Strand, 2008)</text:span><text:span text:style-name="T20">. <text:s/></text:span><text:span text:style-name="T17">In or</text:span><text:span text:style-name="T23">d</text:span><text:span text:style-name="T17">er to avoid possible confounding effects, beetles from a</text:span><text:span text:style-name="T10">ll treatment groups </text:span><text:span text:style-name="T17">were handled for</text:span><text:span text:style-name="T24"> </text:span><text:span text:style-name="T25">approximately </text:span><text:span text:style-name="T17">equal amounts of time, and all handling and assays were conducted at approximately he same time of day.</text:span></text:p>
      <text:p text:style-name="P12"/>
      <text:p text:style-name="P11">Hemolymph <text:span text:style-name="T114">C</text:span>ollection</text:p>
      <text:p text:style-name="P12">Hemolymph was extracted from beetles using a 25-gauge syringe tip <text:span text:style-name="T115">that was sterilized in 70% ethanol</text:span> to make a small puncture at the suture <text:span text:style-name="T116">above the prosternum</text:span>, <text:span text:style-name="T117">which was also lightly wiped with 70% ethanol. <text:s/>This procedure allowed us to draw </text:span>between 2-5 μl of hemolymph into a <text:span text:style-name="T118">disposable</text:span> microcapillary tube. <text:s/><text:span text:style-name="T119">Using established protocols (Wilson </text:span><text:span text:style-name="T122">et al</text:span><text:span text:style-name="T119">., 2001), before use in phenoloxidase and protein assays, s</text:span>amples were immediately forced into individual <text:span text:style-name="T125">1.5 mL </text:span>Eppendorf tubes, diluted with a ratio of 1 μl hemolymph to 50 μl of ice-cold phosphate-buffered saline <text:span text:style-name="T126">(PBS, pH 7.4)</text:span>, vortexed, and then frozen at -20 °C for one hour to rupture hemocytes.</text:p>
      <text:p text:style-name="P12"/>
      <text:p text:style-name="P11">Phenoloxidase <text:span text:style-name="T114">A</text:span>ctivity <text:span text:style-name="T114">A</text:span>ssay</text:p>
      <text:p text:style-name="P12"><text:span text:style-name="T127">Phenoloxidase acts as a catalyst for the conversion of L-3,4-dihydroxyphenylalanine (L-DOPA) to dopachrome, which can be measured spectrophotometrically. <text:s/>H</text:span>emolymph samples <text:span text:style-name="T128">that had been frozen for one hour </text:span>were thawed, vortexed briefly, and 60 μl <text:span text:style-name="T114">of sample </text:span>was pipetted into a spectrophotometer cuvette that contained 440 μl of ice-cold <text:span text:style-name="T129">phosphate-buffered saline</text:span>. <text:s/>500 μl of L-DOPA <text:span text:style-name="T130">(</text:span><text:span text:style-name="T131">4 mg/ml </text:span><text:span text:style-name="T132">of </text:span><text:span text:style-name="T131">H</text:span><text:span text:style-name="T133">2</text:span><text:span text:style-name="T131">O</text:span><text:span text:style-name="T130">) </text:span>was <text:span text:style-name="T114">then </text:span>added to this mixture, and the resultant solution was thoroughly mixed using a <text:span text:style-name="T135">micro</text:span>pipette. <text:s/><text:span text:style-name="T114">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36">(absorption/minute)</text:span> during the linear phase of the reaction, <text:span text:style-name="T114">which is known to correlate with the concentration of phenoloxidase in the sample (Wilson </text:span><text:span text:style-name="T123">et al</text:span><text:span text:style-name="T114">., 2001, Haine </text:span><text:span text:style-name="T123">et al</text:span><text:span text:style-name="T138">.,</text:span><text:span text:style-name="T114"> 2008)</text:span>. <text:s/>Each sample was <text:span text:style-name="T136">analyzed</text:span> in duplicate <text:span text:style-name="T140">for assurance of repeatability (</text:span><text:span text:style-name="T83">F</text:span><text:span text:style-name="T107">1</text:span><text:span text:style-name="T108">, </text:span><text:span text:style-name="T109">144</text:span><text:span text:style-name="T83"> = </text:span><text:span text:style-name="T84">32.88</text:span><text:span text:style-name="T83">, P </text:span><text:span text:style-name="T85">&lt;</text:span><text:span text:style-name="T83"> 0.</text:span><text:span text:style-name="T85">0001, </text:span><text:span text:style-name="T87">R=</text:span><text:span text:style-name="T88">0.9</text:span><text:span text:style-name="T89">41</text:span><text:span text:style-name="T140">)</text:span>, and an average of the <text:span text:style-name="T141">result</text:span> was taken to arrive at a final phenoloxidase <text:span text:style-name="T141">activity </text:span>value for each beetle.</text:p>
      <text:p text:style-name="P12"/>
      <text:p text:style-name="P11">Protein Assay</text:p>
      <text:p text:style-name="P12"><text:soft-page-break/>The total amount of protein in each hemolymph sample was measured by combining 40 <text:span text:style-name="T67">μl of </text:span><text:span text:style-name="T73">sample with 960 μl of Bio-Rad protein assay dye in a spectrophotometer cuvette, thoroughly mixing the two with a </text:span><text:span text:style-name="T74">micro</text:span><text:span text:style-name="T73">pipette. <text:s/>This compound was allowed to react for ten minutes, before </text:span><text:span text:style-name="T74">measuring absorbance at 520nm with a spectrophotometer </text:span><text:span text:style-name="T75">(Beckman Coulter DU530, USA)</text:span><text:span text:style-name="T73">. <text:s/>Protein levels were derived using a calibrated standard curve with fixed concentrations of bovine serum albumin (Sigma): 0.216 </text:span><text:span text:style-name="T74">mg/mL</text:span><text:span text:style-name="T73">, 0.432 </text:span><text:span text:style-name="T74">mg/mL</text:span><text:span text:style-name="T73">, 0.648 </text:span><text:span text:style-name="T74">mg/mL </text:span><text:span text:style-name="T73">, and 0.864 </text:span><text:span text:style-name="T74">mg/mL. <text:s/></text:span><text:span text:style-name="T76">This procedure was conducted twice </text:span><text:span text:style-name="T77">for each sample</text:span><text:span text:style-name="T76"> </text:span><text:span text:style-name="T77">in order to assess its repeatability </text:span><text:span text:style-name="T91">(</text:span><text:span text:style-name="T83">F</text:span><text:span text:style-name="T107">1</text:span><text:span text:style-name="T108">, </text:span><text:span text:style-name="T110">126</text:span><text:span text:style-name="T83"> = </text:span><text:span text:style-name="T86">12.67</text:span><text:span text:style-name="T83">, P </text:span><text:span text:style-name="T85">&lt;</text:span><text:span text:style-name="T83"> 0.</text:span><text:span text:style-name="T85">0001, </text:span><text:span text:style-name="T87">R=</text:span><text:span text:style-name="T88">0.</text:span><text:span text:style-name="T90">85</text:span><text:span text:style-name="T89">4</text:span><text:span text:style-name="T92">).</text:span></text:p>
      <text:p text:style-name="P12"/>
      <text:p text:style-name="P11">Encapsulation and Melanization Assay</text:p>
      <text:p text:style-name="P12">To simulate a novel challenge of the immune system <text:span text:style-name="T142">via an encapsulation response</text:span>, a nylon monofilament was inserted into beetle<text:span text:style-name="T143">s</text:span> that did not have hemolymph <text:span text:style-name="T143">previously </text:span>drawn. <text:s/>A clear nylon<text:span text:style-name="T144"> </text:span>fishing line <text:span text:style-name="T142">(0.15 mm diameter)</text:span> was roughened with fine-grain sandpaper, tied into knots, and cut into 2 mm pieces, each piece having a knot in its center. <text:s/>A disposable <text:span text:style-name="T145">27-gauge </text:span>syringe tip <text:span text:style-name="T145">needle</text:span> was used to create a small hole in the pleural membrane between the second and third abdominal sternites. <text:s/><text:span text:style-name="T146">Fine-tipped surgical forceps, </text:span><text:span text:style-name="T78">sterilized in 70% ethanol</text:span><text:span text:style-name="T146">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79">°C</text:span><text:span text:style-name="T80"> </text:span><text:span text:style-name="T81">until the filaments were dissected out.</text:span></text:p>
      <text:p text:style-name="P12"/>
      <text:p text:style-name="P12"><text:span text:style-name="T93">Filaments were removed from thawed beetles </text:span><text:span text:style-name="T94">using a dissecting microscope and surgical </text:span><text:span text:style-name="T95">forceps</text:span><text:span text:style-name="T94">, after which the filament was </text:span><text:span text:style-name="T96">gently and </text:span><text:span text:style-name="T94">quickly dipped in water to remove any </text:span><text:span text:style-name="T96">clumps of tissue</text:span><text:span text:style-name="T94">, and stored in individually-labeled </text:span><text:span text:style-name="T95">1.5 mL </text:span><text:span text:style-name="T94">Eppendorf tubes at -20</text:span><text:span text:style-name="T97"> °C </text:span><text:span text:style-name="T98">until they analyzed. <text:s/></text:span><text:span text:style-name="T99">During analysis, f</text:span><text:span text:style-name="T100">ilaments were placed on a depression microscope slide and covered with a glass slip, the slide placed atop a piece of black plastic that would later </text:span><text:span text:style-name="T95">serve</text:span><text:span text:style-name="T100"> as the control gray value. <text:s/></text:span><text:span text:style-name="T98">Each filament was photographed from the front and the back using a microscope with attached camera (</text:span><text:span text:style-name="T105">Olympus SZX12 Dissecting Microscope,</text:span><text:span text:style-name="T106"> 20 megapixel ImagingPlanet camera</text:span><text:span text:style-name="T9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91">(</text:span><text:span text:style-name="T83">F</text:span><text:span text:style-name="T107">1</text:span><text:span text:style-name="T108">, </text:span><text:span text:style-name="T107">77</text:span><text:span text:style-name="T83"> = </text:span><text:span text:style-name="T85">1956.49</text:span><text:span text:style-name="T83">, P </text:span><text:span text:style-name="T85">&lt;</text:span><text:span text:style-name="T83"> 0.</text:span><text:span text:style-name="T85">0001, </text:span><text:span text:style-name="T87">R=</text:span><text:span text:style-name="T88">0.999</text:span><text:span text:style-name="T92">). <text:s/>Darkness scores ranged from 0 (completely black) to 215 (near-white). <text:s/></text:span><text:span text:style-name="T101">The </text:span><text:span text:style-name="T102">final encapsulation rating </text:span><text:span text:style-name="T101">for each </text:span><text:span text:style-name="T102">beetle</text:span><text:span text:style-name="T101"> </text:span><text:span text:style-name="T102">was calculated as the difference between the average gray value of the control and the </text:span><text:span text:style-name="T103">front and back </text:span><text:span text:style-name="T104">photographs </text:span><text:span text:style-name="T103">of each filament</text:span><text:span text:style-name="T102">.</text:span></text:p>
      <text:p text:style-name="P12"/>
      <text:p text:style-name="P11">Wild-Caught Beetles</text:p>
      <text:p text:style-name="P12">Wild beetles were captured from a forested area within the University of Nebraska Omaha's TL Davis conservation area, and at a private forest in northern Omaha, <text:span text:style-name="T147">Washington County, </text:span>Nebraska, USA. <text:s/><text:span text:style-name="T147">The TL Davis and Washington County sites are referred to as field sites one (FS1) and two (FS2), respectively.</text:span><text:span text:style-name="T148"> <text:s/></text:span><text:span text:style-name="T149">At each site, b</text:span>eetles were caught using elevated Japanese beetle traps that contained small, sealed plastic cups filled with <text:span text:style-name="T150">decomposing</text:span> ground beef <text:span text:style-name="T151">to attract </text:span><text:span text:style-name="T124">Nicrohorus</text:span><text:span text:style-name="T139"> beetles. <text:s/>The traps were half-filled with </text:span><text:span text:style-name="T137">moist</text:span> peat <text:span text:style-name="T151">for beetles to hide in </text:span>and <text:span text:style-name="T151">avoid any desiccation.</text:span> <text:s/>Traps were placed in transects, approximately <text:span text:style-name="T150">ten meters</text:span> apart, and were checked on alternate days. <text:s/>Wild-caught beetles were brought back to the lab <text:span text:style-name="T152">the day they were collected. <text:s/>Once in the laboratory, the beetles</text:span> <text:span text:style-name="T153">had their mass recorded, elytra length measured, and were identified to sex. <text:s/>They were</text:span> <text:span text:style-name="T154">then placed in individual containers filled with moist peat and allowed to acclimate to insectary conditions for 24 hours. <text:s/>After resting, wild-caught beetles were weighed again and randomly assigned to be subjected </text:span>to a phenoloxidase and protein assay <text:span text:style-name="T154">or</text:span> <text:span text:style-name="T154">simulated </text:span>immune <text:span text:style-name="T118">challenge</text:span> <text:span text:style-name="T154">with a nylon monofilament</text:span>.</text:p>
      <text:p text:style-name="P12"><text:soft-page-break/></text:p>
      <text:p text:style-name="P11">Statistics</text:p>
      <text:p text:style-name="P5"><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8">predicted mass </text:span><text:span text:style-name="T9">(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4-07T22:45:11.605902000</dc:date>
    <meta:editing-duration>P7DT8H49M6S</meta:editing-duration>
    <meta:editing-cycles>19</meta:editing-cycles>
    <meta:generator>LibreOffice/5.2.5.1$MacOSX_X86_64 LibreOffice_project/0312e1a284a7d50ca85a365c316c7abbf20a4d22</meta:generator>
    <meta:document-statistic meta:table-count="0" meta:image-count="0" meta:object-count="0" meta:page-count="5" meta:paragraph-count="43" meta:word-count="2432" meta:character-count="15970" meta:non-whitespace-character-count="13500"/>
  </office:meta>
</office:document-meta>
</file>